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C0000020C30A29A491DCB1A3D.png" manifest:media-type="image/png"/>
  <manifest:file-entry manifest:full-path="Pictures/100000000000045F00000287565B372EA536F111.png" manifest:media-type="image/png"/>
  <manifest:file-entry manifest:full-path="Pictures/10000000000004600000020248E15741B53C9008.png" manifest:media-type="image/png"/>
  <manifest:file-entry manifest:full-path="Pictures/1000000000000439000001F5D7FC40E4DEBFAF82.png" manifest:media-type="image/png"/>
  <manifest:file-entry manifest:full-path="Pictures/1000000000000446000001EB68B68D0004FF55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398" officeooo:paragraph-rsid="0004e398"/>
    </style:style>
    <style:style style:name="P2" style:family="paragraph" style:parent-style-name="Standard">
      <style:text-properties officeooo:rsid="0004e398" officeooo:paragraph-rsid="0008603f"/>
    </style:style>
    <style:style style:name="T1" style:family="text">
      <style:text-properties officeooo:rsid="000986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L</text:span>es – 05</text:p>
      <text:p text:style-name="P1"/>
      <text:p text:style-name="P1"><draw:frame draw:style-name="fr1" draw:name="Figura1" text:anchor-type="paragraph" svg:width="17cm" svg:height="7.982cm" draw:z-index="0"><draw:image xlink:href="Pictures/100000000000045C0000020C30A29A491DCB1A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6" text:anchor-type="paragraph" svg:width="17cm" svg:height="7.802cm" draw:z-index="1"><draw:image xlink:href="Pictures/10000000000004600000020248E15741B53C9008.png" xlink:type="simple" xlink:show="embed" xlink:actuate="onLoad"/></draw:frame></text:p>
      <text:p text:style-name="P1"><draw:frame draw:style-name="fr2" draw:name="Figura7" text:anchor-type="paragraph" svg:width="17cm" svg:height="7.878cm" draw:z-index="2"><draw:image xlink:href="Pictures/1000000000000439000001F5D7FC40E4DEBFAF82.png" xlink:type="simple" xlink:show="embed" xlink:actuate="onLoad"/></draw:frame></text:p>
      <text:p text:style-name="P1"><text:soft-page-break/></text:p>
      <text:p text:style-name="P1"/>
      <text:p text:style-name="P2">Ordem de produção que esta em outro ordem</text:p>
      <text:p text:style-name="P2"><draw:frame draw:style-name="fr1" draw:name="Figura8" text:anchor-type="paragraph" svg:width="17cm" svg:height="7.629cm" draw:z-index="3"><draw:image xlink:href="Pictures/1000000000000446000001EB68B68D0004FF5524.png" xlink:type="simple" xlink:show="embed" xlink:actuate="onLoad"/></draw:frame></text:p>
      <text:p text:style-name="P1"><draw:frame draw:style-name="fr2" draw:name="Figura9" text:anchor-type="paragraph" svg:width="17cm" svg:height="9.828cm" draw:z-index="4"><draw:image xlink:href="Pictures/100000000000045F00000287565B372EA536F1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34:43.852000000</meta:creation-date>
    <meta:generator>LibreOffice/5.1.4.2$Windows_x86 LibreOffice_project/f99d75f39f1c57ebdd7ffc5f42867c12031db97a</meta:generator>
    <dc:date>2018-03-05T16:55:04.711000000</dc:date>
    <meta:editing-duration>PT10M9S</meta:editing-duration>
    <meta:editing-cycles>3</meta:editing-cycles>
    <meta:document-statistic meta:table-count="0" meta:image-count="5" meta:object-count="0" meta:page-count="2" meta:paragraph-count="2" meta:word-count="11" meta:character-count="55" meta:non-whitespace-character-count="45"/>
  </office:meta>
</office:document-meta>
</file>